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4255fee" officeooo:paragraph-rsid="04255fee"/>
    </style:style>
    <style:style style:name="P5" style:family="paragraph" style:parent-style-name="Text_20_body">
      <style:text-properties officeooo:rsid="042b50d9" officeooo:paragraph-rsid="042fb19b"/>
    </style:style>
    <style:style style:name="P6" style:family="paragraph" style:parent-style-name="Text_20_body">
      <style:text-properties officeooo:rsid="043468c3" officeooo:paragraph-rsid="043468c3"/>
    </style:style>
    <style:style style:name="P7" style:family="paragraph" style:parent-style-name="Text_20_body">
      <style:text-properties officeooo:rsid="04354841" officeooo:paragraph-rsid="04386f34"/>
    </style:style>
    <style:style style:name="P8" style:family="paragraph" style:parent-style-name="Text_20_body">
      <style:text-properties officeooo:rsid="0437513e" officeooo:paragraph-rsid="0437513e"/>
    </style:style>
    <style:style style:name="P9" style:family="paragraph" style:parent-style-name="Text_20_body">
      <style:text-properties officeooo:rsid="043a61d4" officeooo:paragraph-rsid="043a61d4"/>
    </style:style>
    <style:style style:name="P10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11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12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13" style:family="paragraph" style:parent-style-name="Text_20_body">
      <style:text-properties fo:font-weight="normal" officeooo:rsid="04087619" officeooo:paragraph-rsid="044fb764" style:font-weight-asian="normal" style:font-weight-complex="normal"/>
    </style:style>
    <style:style style:name="P14" style:family="paragraph" style:parent-style-name="Text_20_body">
      <style:text-properties officeooo:rsid="0432cf0a" officeooo:paragraph-rsid="0445deaa"/>
    </style:style>
    <style:style style:name="P15" style:family="paragraph" style:parent-style-name="Text_20_body">
      <style:text-properties officeooo:rsid="04335023" officeooo:paragraph-rsid="0445deaa"/>
    </style:style>
    <style:style style:name="P16" style:family="paragraph" style:parent-style-name="Text_20_body">
      <style:text-properties officeooo:rsid="0434a612" officeooo:paragraph-rsid="0445deaa"/>
    </style:style>
    <style:style style:name="P17" style:family="paragraph" style:parent-style-name="Text_20_body">
      <style:text-properties fo:font-style="italic" officeooo:rsid="04379dda" officeooo:paragraph-rsid="0445deaa" style:font-style-asian="italic" style:font-style-complex="italic"/>
    </style:style>
    <style:style style:name="P18" style:family="paragraph" style:parent-style-name="Text_20_body">
      <style:text-properties officeooo:rsid="0409dd4d" officeooo:paragraph-rsid="0445deaa"/>
    </style:style>
    <style:style style:name="P19" style:family="paragraph" style:parent-style-name="Heading_20_2">
      <style:text-properties officeooo:paragraph-rsid="03f4cd97"/>
    </style:style>
    <style:style style:name="P20" style:family="paragraph" style:parent-style-name="Heading_20_2">
      <style:text-properties officeooo:rsid="0445deaa" officeooo:paragraph-rsid="044fb764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23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24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26" style:family="paragraph" style:parent-style-name="Text_20_body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officeooo:rsid="043dfdc7" officeooo:paragraph-rsid="043dfdc7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28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rsid="04335023" officeooo:paragraph-rsid="0445deaa"/>
    </style:style>
    <style:style style:name="P30" style:family="paragraph" style:parent-style-name="Text_20_body" style:list-style-name="L1">
      <style:text-properties officeooo:rsid="0426b9a6" officeooo:paragraph-rsid="0426b9a6"/>
    </style:style>
    <style:style style:name="P31" style:family="paragraph" style:parent-style-name="Text_20_body" style:list-style-name="L1">
      <style:text-properties officeooo:rsid="0425a8df" officeooo:paragraph-rsid="0425a8df"/>
    </style:style>
    <style:style style:name="P32" style:family="paragraph" style:parent-style-name="Text_20_body" style:list-style-name="L2">
      <style:text-properties officeooo:paragraph-rsid="03f4cd97"/>
    </style:style>
    <style:style style:name="P33" style:family="paragraph" style:parent-style-name="Text_20_body" style:list-style-name="L2">
      <style:text-properties officeooo:rsid="043468c3" officeooo:paragraph-rsid="043468c3"/>
    </style:style>
    <style:style style:name="P34" style:family="paragraph" style:parent-style-name="Text_20_body" style:list-style-name="L2">
      <style:text-properties officeooo:rsid="0454ade6" officeooo:paragraph-rsid="0454ade6"/>
    </style:style>
    <style:style style:name="P35" style:family="paragraph" style:parent-style-name="Heading_20_1">
      <style:text-properties officeooo:paragraph-rsid="044e9b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25a8df" style:font-weight-asian="bold" style:font-weight-complex="bold"/>
    </style:style>
    <style:style style:name="T3" style:family="text">
      <style:text-properties fo:font-weight="bold" officeooo:rsid="043bab3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3fae783" style:font-weight-asian="normal" style:font-weight-complex="normal"/>
    </style:style>
    <style:style style:name="T6" style:family="text">
      <style:text-properties fo:font-weight="normal" officeooo:rsid="04087619" style:font-weight-asian="normal" style:font-weight-complex="normal"/>
    </style:style>
    <style:style style:name="T7" style:family="text">
      <style:text-properties fo:font-weight="normal" officeooo:rsid="0425a8df" style:font-weight-asian="normal" style:font-weight-complex="normal"/>
    </style:style>
    <style:style style:name="T8" style:family="text">
      <style:text-properties fo:font-weight="normal" officeooo:rsid="0426b9a6" style:font-weight-asian="normal" style:font-weight-complex="normal"/>
    </style:style>
    <style:style style:name="T9" style:family="text">
      <style:text-properties fo:font-weight="normal" officeooo:rsid="04282409" style:font-weight-asian="normal" style:font-weight-complex="normal"/>
    </style:style>
    <style:style style:name="T10" style:family="text">
      <style:text-properties fo:font-weight="normal" officeooo:rsid="04295b02" style:font-weight-asian="normal" style:font-weight-complex="normal"/>
    </style:style>
    <style:style style:name="T11" style:family="text">
      <style:text-properties fo:font-weight="normal" officeooo:rsid="042e1f24" style:font-weight-asian="normal" style:font-weight-complex="normal"/>
    </style:style>
    <style:style style:name="T12" style:family="text">
      <style:text-properties fo:font-weight="normal" officeooo:rsid="042eeb76" style:font-weight-asian="normal" style:font-weight-complex="normal"/>
    </style:style>
    <style:style style:name="T13" style:family="text">
      <style:text-properties fo:font-weight="normal" officeooo:rsid="042fb19b" style:font-weight-asian="normal" style:font-weight-complex="normal"/>
    </style:style>
    <style:style style:name="T14" style:family="text">
      <style:text-properties fo:font-weight="normal" officeooo:rsid="04309203" style:font-weight-asian="normal" style:font-weight-complex="normal"/>
    </style:style>
    <style:style style:name="T15" style:family="text">
      <style:text-properties fo:font-weight="normal" officeooo:rsid="04354841" style:font-weight-asian="normal" style:font-weight-complex="normal"/>
    </style:style>
    <style:style style:name="T16" style:family="text">
      <style:text-properties fo:font-weight="normal" officeooo:rsid="043a10af" style:font-weight-asian="normal" style:font-weight-complex="normal"/>
    </style:style>
    <style:style style:name="T17" style:family="text">
      <style:text-properties fo:font-weight="normal" officeooo:rsid="04386f34" style:font-weight-asian="normal" style:font-weight-complex="normal"/>
    </style:style>
    <style:style style:name="T18" style:family="text">
      <style:text-properties fo:font-weight="normal" officeooo:rsid="043bab31" style:font-weight-asian="normal" style:font-weight-complex="normal"/>
    </style:style>
    <style:style style:name="T19" style:family="text">
      <style:text-properties fo:font-weight="normal" officeooo:rsid="043bd757" style:font-weight-asian="normal" style:font-weight-complex="normal"/>
    </style:style>
    <style:style style:name="T20" style:family="text">
      <style:text-properties fo:font-weight="normal" officeooo:rsid="043be298" style:font-weight-asian="normal" style:font-weight-complex="normal"/>
    </style:style>
    <style:style style:name="T21" style:family="text">
      <style:text-properties fo:font-weight="normal" officeooo:rsid="04409a5b" style:font-weight-asian="normal" style:font-weight-complex="normal"/>
    </style:style>
    <style:style style:name="T22" style:family="text">
      <style:text-properties fo:font-weight="normal" officeooo:rsid="04424143" style:font-weight-asian="normal" style:font-weight-complex="normal"/>
    </style:style>
    <style:style style:name="T23" style:family="text">
      <style:text-properties fo:font-weight="normal" officeooo:rsid="04467255" style:font-weight-asian="normal" style:font-weight-complex="normal"/>
    </style:style>
    <style:style style:name="T24" style:family="text">
      <style:text-properties officeooo:rsid="033bd0c4"/>
    </style:style>
    <style:style style:name="T25" style:family="text">
      <style:text-properties officeooo:rsid="04409a5b"/>
    </style:style>
    <style:style style:name="T26" style:family="text">
      <style:text-properties officeooo:rsid="04335023"/>
    </style:style>
    <style:style style:name="T27" style:family="text">
      <style:text-properties officeooo:rsid="04343144"/>
    </style:style>
    <style:style style:name="T28" style:family="text">
      <style:text-properties style:use-window-font-color="true" fo:font-weight="bold" officeooo:rsid="040b2f2a" style:font-weight-asian="bold" style:font-weight-complex="bold"/>
    </style:style>
    <style:style style:name="T29" style:family="text">
      <style:text-properties style:use-window-font-color="true" fo:font-weight="bold" officeooo:rsid="0413012f" style:font-weight-asian="bold" style:font-weight-complex="bold"/>
    </style:style>
    <style:style style:name="T30" style:family="text">
      <style:text-properties style:use-window-font-color="true" officeooo:rsid="0413012f"/>
    </style:style>
    <style:style style:name="T31" style:family="text">
      <style:text-properties style:use-window-font-color="true" officeooo:rsid="04144086"/>
    </style:style>
    <style:style style:name="T32" style:family="text">
      <style:text-properties style:use-window-font-color="true" officeooo:rsid="042060f4"/>
    </style:style>
    <style:style style:name="T33" style:family="text">
      <style:text-properties style:use-window-font-color="true" officeooo:rsid="0447b9c7"/>
    </style:style>
    <style:style style:name="T34" style:family="text">
      <style:text-properties style:use-window-font-color="true" officeooo:rsid="044f94ae"/>
    </style:style>
    <style:style style:name="T35" style:family="text">
      <style:text-properties style:use-window-font-color="true" officeooo:rsid="044fb764"/>
    </style:style>
    <style:style style:name="T36" style:family="text">
      <style:text-properties officeooo:rsid="044fb764"/>
    </style:style>
    <style:style style:name="T37" style:family="text">
      <style:text-properties officeooo:rsid="044e9b6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pan text:style-name="T37">חברים</text:span></text:h>
      <text:p text:style-name="Heading_20_2"><text:span text:style-name="T10">פ</text:span><text:span text:style-name="T4">ונקציות </text:span><text:span text:style-name="T15">ומחלקות </text:span><text:span text:style-name="T4">חברות - friend</text:span></text:p>
      <text:p text:style-name="P7"><text:span text:style-name="T4">לפעמים יש פונקציה שהיא קשורה באופן הדוק למחלקה, אבל </text:span><text:span text:style-name="T16">אי אפשר </text:span><text:span text:style-name="T4">להגדיר בתוך המחלקה. </text:span><text:span text:style-name="T17">לדוגמה, אופרטורי קלט ופלט (&gt;&gt; &lt;&lt;). <text:s/></text:span></text:p>
      <text:p text:style-name="P9"><text:span text:style-name="T17">י</text:span><text:span text:style-name="T4">ש פונקציה שאפשר להגדיר בתוך המחלקה אבל נוח יותר להגדיר בחוץ. לדוגמה, </text:span><text:span text:style-name="T15">אופרטור חיבור (+) אפשר להגדיר בתוך המחלקה:</text:span></text:p>
      <text:p text:style-name="P27">Complex Complex::operator+ (Complex other)</text:p>
      <text:p text:style-name="P11"/>
      <text:p text:style-name="P12">אבל יותר טבעי להגדיר אותו מחוץ למחלקה:</text:p>
      <text:p text:style-name="P27">Complex operator+ (Complex a, Complex b)</text:p>
      <text:p text:style-name="P8"><text:span text:style-name="T4">בדרך-כלל, כשפונקציות מוגדרות מחוץ למחלקה</text:span><text:span text:style-name="T18">, אין להן גישה לשדות הפרטיים של המחלקה. אבל בשפת ++C אפשר לחרוג מכלל זה ע"י הצהרה שהפונקציה המדוברת היא </text:span><text:span text:style-name="T3">חברה </text:span><text:span text:style-name="T18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28">friend Complex operator+ (Complex a, Complex b);</text:p>
      <text:p text:style-name="P21"><text:span text:style-name="T4">את המימוש אפשר לכתוב כרגיל בקובץ cpp; המימוש יוכל לגשת לשדות הפרטיים של המחלקה.</text:span><text:span text:style-name="T19"> </text:span></text:p>
      <text:p text:style-name="P21"><text:span text:style-name="T19">כבר ראינו דוגמאות לזה במחלקה Complex</text:span><text:span text:style-name="T20">; דוגמאות נוספות </text:span><text:span text:style-name="T19">במחלקה Fraction</text:span><text:span text:style-name="T20"> בתיקיה </text:span><text:span text:style-name="T22">7</text:span><text:span text:style-name="T20">.</text:span></text:p>
      <text:p text:style-name="P22"><text:span text:style-name="T20">ב</text:span><text:span text:style-name="T4">אותו אופן, אפשר להגדיר </text:span><text:span text:style-name="T1">מחלקה חברה</text:span><text:span text:style-name="T4">: מחלקה אחת יכולה להגדיר מחלקה אחרת כ"חברה" ובכך לאפשר לה לגשת לשדות הפרטיים שלה. </text:span></text:p>
      <text:p text:style-name="P25">זה שימושי כשיש שתי מחלקות הקשורות באופן הדוק זו לזו, למשל: מחלקה של וקטור, ומחלקה של איטרטור על הוקטור הזה.</text:p>
      <text:p text:style-name="P23"><text:span text:style-name="T1">חידה</text:span><text:span text:style-name="T4">: האם הקשר הוא הדדי? אם מחלקה A חברה של מחלקה B, האם בהכרח מחלקה B גם חברה של מחלקה A? חישבו קודם מה התשובה ההגיונית, ואז כיתבו תוכנית דוגמה ובידקו אם זה אכן כך!</text:span></text:p>
      <text:p text:style-name="P26"/>
      <text:p text:style-name="P24"/>
      <text:p text:style-name="P19">מקורות</text:p>
      <text:list xml:id="list86800289" text:style-name="L2">
        <text:list-item>
          <text:p text:style-name="P32">מצגת של<text:span text:style-name="T24"> </text:span>אופיר פלא.</text:p>
        </text:list-item>
        <text:list-item>
          <text:p text:style-name="P33">https://stackoverflow.com/q/49092801/827927</text:p>
        </text:list-item>
        <text:list-item>
          <text:p text:style-name="P34">איך לכתוב אופרטור השמה עמוק בשתי שורות https://chara.cs.illinois.edu/sites/cgeigle/blog/2014/08/27/copy-and-swap/</text:p>
        </text:list-item>
      </text:list>
      <text:p text:style-name="P6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1T01:59:27.892256591</dc:date>
    <meta:editing-duration>P8DT10H52M24S</meta:editing-duration>
    <meta:editing-cycles>1004</meta:editing-cycles>
    <meta:document-statistic meta:table-count="0" meta:image-count="0" meta:object-count="0" meta:page-count="1" meta:paragraph-count="21" meta:word-count="245" meta:character-count="1486" meta:non-whitespace-character-count="1261"/>
  </office:meta>
</office:document-meta>
</file>